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6c613" officeooo:paragraph-rsid="0016c613" style:font-weight-asian="bold" style:font-weight-complex="bold"/>
    </style:style>
    <style:style style:name="P2" style:family="paragraph" style:parent-style-name="Standard">
      <style:text-properties fo:font-size="11pt" style:text-underline-style="solid" style:text-underline-width="auto" style:text-underline-color="font-color" fo:font-weight="bold" officeooo:rsid="0016c613" officeooo:paragraph-rsid="0016c613" style:font-size-asian="9.60000038146973pt" style:font-weight-asian="bold" style:font-size-complex="11pt" style:font-weight-complex="bold"/>
    </style:style>
    <style:style style:name="P3" style:family="paragraph" style:parent-style-name="Standard" style:list-style-name="L1">
      <style:text-properties fo:font-size="11pt" style:text-underline-style="solid" style:text-underline-width="auto" style:text-underline-color="font-color" fo:font-weight="bold" officeooo:rsid="0016c613" officeooo:paragraph-rsid="0016c613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font-size="11pt" style:text-underline-style="solid" style:text-underline-width="auto" style:text-underline-color="font-color" fo:font-weight="bold" officeooo:rsid="0017126c" officeooo:paragraph-rsid="0017126c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DANTO</text:p>
      <text:p text:style-name="P1"/>
      <text:p text:style-name="P2"><text:span text:style-name="T2">Tavoitteena on tehdä muistilista päivän askareille. Jokaisella askareella on oma prioriteettinsa, ja halutessa yksi tai useampi luokka. </text:span></text:p>
      <text:p text:style-name="P2"><text:span text:style-name="T2">Kullakin käyttäjällä on oma käyttäjätunnuksensa ja salasanansa, ja omat tärkeysasteensa ja luokkansa.</text:span></text:p>
      <text:p text:style-name="P2"><text:span text:style-name="T2">Luokilla voi olla yhdellä askareella useita, ja luokilla voi olla aliluokkia.</text:span></text:p>
      <text:p text:style-name="P4"><text:span text:style-name="T2">Tavoitteena on toteuttaa sovellus PHP:lla. Ympäristönä toiminee laitoksen user-palvelin. Suunnitelmassa on totuettaa joitakin asioita javascriptilla, joten selaimen on PHP:n lisäksi tuettava sitä. Aion toteuttaa tietokannan PostgreSQL:llä.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4:56:43.213257224</meta:creation-date>
    <dc:date>2015-03-10T15:47:42.957036338</dc:date>
    <meta:editing-duration>PT20M39S</meta:editing-duration>
    <meta:editing-cycles>1</meta:editing-cycles>
    <meta:document-statistic meta:table-count="0" meta:image-count="0" meta:object-count="0" meta:page-count="1" meta:paragraph-count="5" meta:word-count="67" meta:character-count="561" meta:non-whitespace-character-count="498"/>
    <meta:generator>LibreOffice/4.2.7.2$Linux_X86_64 LibreOffice_project/420m0$Build-2</meta:generator>
  </office:meta>
</office:document-meta>
</file>